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21in" style:rel-column-width="17155*"/>
    </style:style>
    <style:style style:name="Table1.B" style:family="table-column">
      <style:table-column-properties style:column-width="2.1208in" style:rel-column-width="20766*"/>
    </style:style>
    <style:style style:name="Table1.C" style:family="table-column">
      <style:table-column-properties style:column-width="2.8201in" style:rel-column-width="276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hilanka" officeooo:rsid="054b4122" officeooo:paragraph-rsid="054b4122"/>
    </style:style>
    <style:style style:name="P2" style:family="paragraph" style:parent-style-name="Text_20_body">
      <style:text-properties officeooo:rsid="05639cb9" officeooo:paragraph-rsid="057924ac"/>
    </style:style>
    <style:style style:name="P3" style:family="paragraph" style:parent-style-name="Text_20_body">
      <style:text-properties officeooo:rsid="058653ea" officeooo:paragraph-rsid="058653ea"/>
    </style:style>
    <style:style style:name="P4" style:family="paragraph" style:parent-style-name="Text_20_body">
      <style:text-properties officeooo:rsid="0588d74f" officeooo:paragraph-rsid="0588d74f"/>
    </style:style>
    <style:style style:name="P5" style:family="paragraph" style:parent-style-name="Text_20_body">
      <style:text-properties officeooo:rsid="0588d74f" officeooo:paragraph-rsid="0590ee7e"/>
    </style:style>
    <style:style style:name="P6" style:family="paragraph" style:parent-style-name="Text_20_body">
      <style:text-properties style:font-name="Liberation Sans1" officeooo:paragraph-rsid="058a5459"/>
    </style:style>
    <style:style style:name="P7" style:family="paragraph" style:parent-style-name="Text_20_body">
      <style:text-properties officeooo:rsid="058e2ec0" officeooo:paragraph-rsid="058e2ec0"/>
    </style:style>
    <style:style style:name="P8" style:family="paragraph" style:parent-style-name="Text_20_body">
      <style:text-properties officeooo:paragraph-rsid="05943109"/>
    </style:style>
    <style:style style:name="P9" style:family="paragraph" style:parent-style-name="Text_20_body">
      <style:text-properties officeooo:paragraph-rsid="05ed6eb7"/>
    </style:style>
    <style:style style:name="P10" style:family="paragraph" style:parent-style-name="Text_20_body">
      <style:text-properties officeooo:rsid="05f953ef" officeooo:paragraph-rsid="05f953ef"/>
    </style:style>
    <style:style style:name="P11" style:family="paragraph" style:parent-style-name="Text_20_body">
      <style:text-properties officeooo:rsid="064fe6dd" officeooo:paragraph-rsid="064fe6dd"/>
    </style:style>
    <style:style style:name="P12" style:family="paragraph" style:parent-style-name="Text_20_body">
      <style:text-properties officeooo:rsid="057924ac" officeooo:paragraph-rsid="057924ac"/>
    </style:style>
    <style:style style:name="P13" style:family="paragraph" style:parent-style-name="Text_20_body">
      <style:text-properties style:text-position="0% 100%" officeooo:paragraph-rsid="069c542e"/>
    </style:style>
    <style:style style:name="P14" style:family="paragraph" style:parent-style-name="Text_20_body">
      <style:text-properties style:text-position="0% 100%" style:font-name="Liberation Sans" officeooo:rsid="06006a3e" officeooo:paragraph-rsid="06a216bf"/>
    </style:style>
    <style:style style:name="P15" style:family="paragraph" style:parent-style-name="Text_20_body">
      <style:text-properties style:text-position="0% 100%" style:font-name="Liberation Sans" officeooo:rsid="06bb8fee" officeooo:paragraph-rsid="06bb8fee"/>
    </style:style>
    <style:style style:name="P16" style:family="paragraph" style:parent-style-name="Text_20_body">
      <style:text-properties style:text-position="0% 100%" style:font-name="Liberation Sans" officeooo:rsid="070096ec" officeooo:paragraph-rsid="06f8393b"/>
    </style:style>
    <style:style style:name="P17" style:family="paragraph" style:parent-style-name="Text_20_body">
      <style:text-properties officeooo:rsid="06726ed6" officeooo:paragraph-rsid="06726ed6"/>
    </style:style>
    <style:style style:name="P18" style:family="paragraph" style:parent-style-name="Text_20_body">
      <style:text-properties officeooo:paragraph-rsid="067af0e9"/>
    </style:style>
    <style:style style:name="P19" style:family="paragraph" style:parent-style-name="Text_20_body">
      <style:paragraph-properties fo:line-height="100%"/>
      <style:text-properties officeooo:paragraph-rsid="05617e65"/>
    </style:style>
    <style:style style:name="P20" style:family="paragraph" style:parent-style-name="Text_20_body">
      <style:text-properties officeooo:paragraph-rsid="06a4f158"/>
    </style:style>
    <style:style style:name="P21" style:family="paragraph" style:parent-style-name="Text_20_body">
      <style:text-properties officeooo:paragraph-rsid="06c3cfbe"/>
    </style:style>
    <style:style style:name="P22" style:family="paragraph" style:parent-style-name="Text_20_body">
      <style:text-properties officeooo:paragraph-rsid="06f52be0"/>
    </style:style>
    <style:style style:name="P23" style:family="paragraph" style:parent-style-name="Text_20_body">
      <style:text-properties officeooo:paragraph-rsid="06f8393b"/>
    </style:style>
    <style:style style:name="P24" style:family="paragraph" style:parent-style-name="Text_20_body">
      <style:text-properties officeooo:rsid="06f8393b" officeooo:paragraph-rsid="06f8393b"/>
    </style:style>
    <style:style style:name="P25" style:family="paragraph" style:parent-style-name="Title">
      <style:paragraph-properties fo:line-height="100%"/>
      <style:text-properties officeooo:rsid="05617e65" officeooo:paragraph-rsid="05617e65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Table_20_Contents">
      <style:text-properties officeooo:rsid="0704174f" officeooo:paragraph-rsid="0704174f"/>
    </style:style>
    <style:style style:name="P28" style:family="paragraph" style:parent-style-name="Table_20_Contents">
      <style:text-properties style:font-name="Liberation Sans" officeooo:rsid="07064c99" officeooo:paragraph-rsid="07064c99"/>
    </style:style>
    <style:style style:name="P29" style:family="paragraph" style:parent-style-name="Table_20_Contents">
      <style:text-properties officeooo:rsid="07116ea1" officeooo:paragraph-rsid="07116ea1"/>
    </style:style>
    <style:style style:name="P30" style:family="paragraph" style:parent-style-name="Table_20_Contents">
      <style:text-properties officeooo:rsid="07161ba8" officeooo:paragraph-rsid="07161ba8"/>
    </style:style>
    <style:style style:name="P31" style:family="paragraph" style:parent-style-name="Table_20_Contents">
      <style:text-properties officeooo:rsid="071e1016" officeooo:paragraph-rsid="071e1016"/>
    </style:style>
    <style:style style:name="P32" style:family="paragraph" style:parent-style-name="Table_20_Contents">
      <style:text-properties officeooo:rsid="071e1016" officeooo:paragraph-rsid="073248f6"/>
    </style:style>
    <style:style style:name="P33" style:family="paragraph" style:parent-style-name="Table_20_Contents">
      <style:text-properties officeooo:rsid="07243641" officeooo:paragraph-rsid="07243641"/>
    </style:style>
    <style:style style:name="P34" style:family="paragraph" style:parent-style-name="Table_20_Contents">
      <style:text-properties officeooo:paragraph-rsid="072d6f19"/>
    </style:style>
    <style:style style:name="P35" style:family="paragraph" style:parent-style-name="Table_20_Contents">
      <style:text-properties officeooo:paragraph-rsid="072e7bbe"/>
    </style:style>
    <style:style style:name="P36" style:family="paragraph" style:parent-style-name="Table_20_Contents">
      <style:text-properties officeooo:paragraph-rsid="073248f6"/>
    </style:style>
    <style:style style:name="P37" style:family="paragraph" style:parent-style-name="Table_20_Contents">
      <style:text-properties officeooo:paragraph-rsid="07243641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rsid="05a1b955" officeooo:paragraph-rsid="05a1b955"/>
    </style:style>
    <style:style style:name="P40" style:family="paragraph" style:parent-style-name="Heading_20_1">
      <style:text-properties officeooo:rsid="066f150e" officeooo:paragraph-rsid="066f150e"/>
    </style:style>
    <style:style style:name="P41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1" style:list-style-name="">
      <style:text-properties style:text-position="0% 100%" style:font-name="Liberation Sans" officeooo:rsid="06bb8fee" officeooo:paragraph-rsid="06bb8fee"/>
    </style:style>
    <style:style style:name="P43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4" style:family="paragraph" style:parent-style-name="Heading_20_1">
      <style:text-properties officeooo:paragraph-rsid="05f76043"/>
    </style:style>
    <style:style style:name="P45" style:family="paragraph" style:parent-style-name="Heading_20_1">
      <style:text-properties officeooo:paragraph-rsid="06f1c636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Text_20_body" style:list-style-name="L1">
      <style:text-properties officeooo:rsid="0564a51e" officeooo:paragraph-rsid="05b36bad"/>
    </style:style>
    <style:style style:name="P48" style:family="paragraph" style:parent-style-name="Text_20_body" style:list-style-name="L1">
      <style:text-properties officeooo:rsid="05677b51" officeooo:paragraph-rsid="05677b51"/>
    </style:style>
    <style:style style:name="P49" style:family="paragraph" style:parent-style-name="Text_20_body" style:list-style-name="L1">
      <style:text-properties officeooo:rsid="05687279" officeooo:paragraph-rsid="05687279"/>
    </style:style>
    <style:style style:name="P50" style:family="paragraph" style:parent-style-name="Text_20_body" style:list-style-name="L1">
      <style:text-properties officeooo:rsid="05729a71" officeooo:paragraph-rsid="05729a71"/>
    </style:style>
    <style:style style:name="P51" style:family="paragraph" style:parent-style-name="Text_20_body" style:list-style-name="L1">
      <style:text-properties officeooo:rsid="0573e672" officeooo:paragraph-rsid="0573e672"/>
    </style:style>
    <style:style style:name="P52" style:family="paragraph" style:parent-style-name="Text_20_body" style:list-style-name="L1">
      <style:text-properties officeooo:rsid="0573f7c3" officeooo:paragraph-rsid="0573f7c3"/>
    </style:style>
    <style:style style:name="P53" style:family="paragraph" style:parent-style-name="Text_20_body" style:list-style-name="L1">
      <style:text-properties officeooo:rsid="05757f65" officeooo:paragraph-rsid="05757f65"/>
    </style:style>
    <style:style style:name="P54" style:family="paragraph" style:parent-style-name="Text_20_body" style:list-style-name="L2">
      <style:text-properties officeooo:paragraph-rsid="05acde46"/>
    </style:style>
    <style:style style:name="P55" style:family="paragraph" style:parent-style-name="Text_20_body" style:list-style-name="L2">
      <style:text-properties style:font-name="Liberation Sans" officeooo:rsid="05b0d0be" officeooo:paragraph-rsid="05b258cc"/>
    </style:style>
    <style:style style:name="P56" style:family="paragraph" style:parent-style-name="Text_20_body" style:list-style-name="L9">
      <style:text-properties style:font-name="Liberation Sans" officeooo:rsid="06b83afa" officeooo:paragraph-rsid="06b83afa"/>
    </style:style>
    <style:style style:name="P57" style:family="paragraph" style:parent-style-name="Text_20_body" style:list-style-name="L9">
      <style:text-properties style:font-name="Liberation Sans" officeooo:rsid="07437009" officeooo:paragraph-rsid="074564e0"/>
    </style:style>
    <style:style style:name="P58" style:family="paragraph" style:parent-style-name="Text_20_body" style:list-style-name="L9">
      <style:text-properties style:font-name="Liberation Sans" officeooo:rsid="075a0776" officeooo:paragraph-rsid="075c85f5"/>
    </style:style>
    <style:style style:name="P59" style:family="paragraph" style:parent-style-name="Text_20_body" style:list-style-name="L2">
      <style:text-properties officeooo:rsid="05a595ff" officeooo:paragraph-rsid="05b258cc"/>
    </style:style>
    <style:style style:name="P60" style:family="paragraph" style:parent-style-name="Text_20_body" style:list-style-name="L2">
      <style:text-properties officeooo:rsid="05a9f0d9" officeooo:paragraph-rsid="05acde46"/>
    </style:style>
    <style:style style:name="P61" style:family="paragraph" style:parent-style-name="Text_20_body" style:list-style-name="L2">
      <style:text-properties officeooo:rsid="05acde46" officeooo:paragraph-rsid="05acde46"/>
    </style:style>
    <style:style style:name="P62" style:family="paragraph" style:parent-style-name="Text_20_body" style:list-style-name="L2">
      <style:text-properties officeooo:rsid="05b87f22" officeooo:paragraph-rsid="05b87f22"/>
    </style:style>
    <style:style style:name="P63" style:family="paragraph" style:parent-style-name="Text_20_body" style:list-style-name="L2">
      <style:text-properties officeooo:rsid="05b85ed3" officeooo:paragraph-rsid="05b85ed3"/>
    </style:style>
    <style:style style:name="P64" style:family="paragraph" style:parent-style-name="Text_20_body" style:list-style-name="L3">
      <style:text-properties officeooo:paragraph-rsid="05d1d9bb"/>
    </style:style>
    <style:style style:name="P65" style:family="paragraph" style:parent-style-name="Text_20_body" style:list-style-name="L3">
      <style:text-properties officeooo:paragraph-rsid="05e14af3"/>
    </style:style>
    <style:style style:name="P66" style:family="paragraph" style:parent-style-name="Text_20_body" style:list-style-name="L3">
      <style:text-properties officeooo:rsid="05bd5378" officeooo:paragraph-rsid="05d1d9bb"/>
    </style:style>
    <style:style style:name="P67" style:family="paragraph" style:parent-style-name="Text_20_body" style:list-style-name="L3">
      <style:text-properties officeooo:rsid="05d5b43f" officeooo:paragraph-rsid="05d5b43f"/>
    </style:style>
    <style:style style:name="P68" style:family="paragraph" style:parent-style-name="Text_20_body" style:list-style-name="L3">
      <style:text-properties officeooo:rsid="0588d74f" officeooo:paragraph-rsid="05db193f"/>
    </style:style>
    <style:style style:name="P69" style:family="paragraph" style:parent-style-name="Text_20_body" style:list-style-name="L4">
      <style:text-properties officeooo:rsid="05e8c408" officeooo:paragraph-rsid="05e8c408"/>
    </style:style>
    <style:style style:name="P70" style:family="paragraph" style:parent-style-name="Text_20_body" style:list-style-name="L4">
      <style:text-properties officeooo:rsid="05ea05e8" officeooo:paragraph-rsid="05f001bc"/>
    </style:style>
    <style:style style:name="P71" style:family="paragraph" style:parent-style-name="Text_20_body" style:list-style-name="L4">
      <style:text-properties officeooo:rsid="05edca2f" officeooo:paragraph-rsid="05edca2f"/>
    </style:style>
    <style:style style:name="P72" style:family="paragraph" style:parent-style-name="Text_20_body" style:list-style-name="L4">
      <style:text-properties style:text-position="0% 100%" officeooo:rsid="05ea05e8" officeooo:paragraph-rsid="05f367cf"/>
    </style:style>
    <style:style style:name="P73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74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75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76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77" style:family="paragraph" style:parent-style-name="Text_20_body" style:list-style-name="L5">
      <style:text-properties officeooo:paragraph-rsid="064957db"/>
    </style:style>
    <style:style style:name="P78" style:family="paragraph" style:parent-style-name="Text_20_body" style:list-style-name="L7">
      <style:text-properties officeooo:paragraph-rsid="0611fb82"/>
    </style:style>
    <style:style style:name="P79" style:family="paragraph" style:parent-style-name="Text_20_body" style:list-style-name="L7">
      <style:text-properties officeooo:paragraph-rsid="061f2b07"/>
    </style:style>
    <style:style style:name="P80" style:family="paragraph" style:parent-style-name="Text_20_body" style:list-style-name="L7">
      <style:text-properties officeooo:rsid="06136014" officeooo:paragraph-rsid="06136014"/>
    </style:style>
    <style:style style:name="P81" style:family="paragraph" style:parent-style-name="Text_20_body" style:list-style-name="L7">
      <style:text-properties officeooo:rsid="06136014" officeooo:paragraph-rsid="0617cf64"/>
    </style:style>
    <style:style style:name="P82" style:family="paragraph" style:parent-style-name="Text_20_body" style:list-style-name="L7">
      <style:text-properties officeooo:rsid="06228d92" officeooo:paragraph-rsid="062ac64d"/>
    </style:style>
    <style:style style:name="P83" style:family="paragraph" style:parent-style-name="Text_20_body" style:list-style-name="L7">
      <style:text-properties officeooo:rsid="062f8218" officeooo:paragraph-rsid="062f8218"/>
    </style:style>
    <style:style style:name="P84" style:family="paragraph" style:parent-style-name="Text_20_body" style:list-style-name="L8">
      <style:text-properties officeooo:paragraph-rsid="065e2598"/>
    </style:style>
    <style:style style:name="P85" style:family="paragraph" style:parent-style-name="Text_20_body" style:list-style-name="L8">
      <style:text-properties officeooo:rsid="065429ba" officeooo:paragraph-rsid="065429ba"/>
    </style:style>
    <style:style style:name="P86" style:family="paragraph" style:parent-style-name="Text_20_body" style:list-style-name="L8">
      <style:text-properties officeooo:rsid="065429ba" officeooo:paragraph-rsid="065e2598"/>
    </style:style>
    <style:style style:name="P87" style:family="paragraph" style:parent-style-name="Text_20_body" style:list-style-name="L9">
      <style:text-properties officeooo:rsid="06aa2e97" officeooo:paragraph-rsid="06aa2e97"/>
    </style:style>
    <style:style style:name="P88" style:family="paragraph" style:parent-style-name="Text_20_body" style:list-style-name="L9">
      <style:text-properties officeooo:rsid="06ac0a83" officeooo:paragraph-rsid="06ac0a83"/>
    </style:style>
    <style:style style:name="P89" style:family="paragraph" style:parent-style-name="Text_20_body" style:list-style-name="L9">
      <style:text-properties officeooo:rsid="06ad673a" officeooo:paragraph-rsid="06ad673a"/>
    </style:style>
    <style:style style:name="P90" style:family="paragraph" style:parent-style-name="Text_20_body" style:list-style-name="L9">
      <style:text-properties officeooo:rsid="06ad673a" officeooo:paragraph-rsid="06b1e866"/>
    </style:style>
    <style:style style:name="P91" style:family="paragraph" style:parent-style-name="Text_20_body" style:list-style-name="L9">
      <style:text-properties officeooo:rsid="073d0337" officeooo:paragraph-rsid="074efc4a"/>
    </style:style>
    <style:style style:name="T1" style:family="text">
      <style:text-properties officeooo:rsid="0576f39e"/>
    </style:style>
    <style:style style:name="T2" style:family="text">
      <style:text-properties officeooo:rsid="057815dd"/>
    </style:style>
    <style:style style:name="T3" style:family="text">
      <style:text-properties officeooo:rsid="057924ac"/>
    </style:style>
    <style:style style:name="T4" style:family="text">
      <style:text-properties officeooo:rsid="057bd31e"/>
    </style:style>
    <style:style style:name="T5" style:family="text">
      <style:text-properties officeooo:rsid="057cfd08"/>
    </style:style>
    <style:style style:name="T6" style:family="text">
      <style:text-properties officeooo:rsid="05877409"/>
    </style:style>
    <style:style style:name="T7" style:family="text">
      <style:text-properties officeooo:rsid="058a545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5943109"/>
    </style:style>
    <style:style style:name="T10" style:family="text">
      <style:text-properties style:font-name="Liberation Sans" officeooo:rsid="05b1baf4"/>
    </style:style>
    <style:style style:name="T11" style:family="text">
      <style:text-properties style:font-name="Liberation Sans" officeooo:rsid="05f001bc"/>
    </style:style>
    <style:style style:name="T12" style:family="text">
      <style:text-properties style:font-name="Liberation Sans" officeooo:rsid="05f1c1ec"/>
    </style:style>
    <style:style style:name="T13" style:family="text">
      <style:text-properties style:font-name="Liberation Sans" officeooo:rsid="067d47b7"/>
    </style:style>
    <style:style style:name="T14" style:family="text">
      <style:text-properties style:font-name="Liberation Sans" officeooo:rsid="06743a71"/>
    </style:style>
    <style:style style:name="T15" style:family="text">
      <style:text-properties style:font-name="Liberation Sans" officeooo:rsid="068e4a59"/>
    </style:style>
    <style:style style:name="T16" style:family="text">
      <style:text-properties style:font-name="Liberation Sans" officeooo:rsid="067ef249"/>
    </style:style>
    <style:style style:name="T17" style:family="text">
      <style:text-properties style:font-name="Liberation Sans" officeooo:rsid="067fcbaf"/>
    </style:style>
    <style:style style:name="T18" style:family="text">
      <style:text-properties style:font-name="Liberation Sans" officeooo:rsid="06905c9c"/>
    </style:style>
    <style:style style:name="T19" style:family="text">
      <style:text-properties style:font-name="Liberation Sans" fo:font-weight="normal" officeooo:rsid="067fcbaf" style:font-weight-asian="normal" style:font-weight-complex="normal"/>
    </style:style>
    <style:style style:name="T20" style:family="text">
      <style:text-properties style:font-name="Liberation Sans" officeooo:rsid="06911421"/>
    </style:style>
    <style:style style:name="T21" style:family="text">
      <style:text-properties style:font-name="Liberation Sans" officeooo:rsid="0693615a"/>
    </style:style>
    <style:style style:name="T22" style:family="text">
      <style:text-properties style:font-name="Liberation Sans" officeooo:rsid="069e1b48"/>
    </style:style>
    <style:style style:name="T23" style:family="text">
      <style:text-properties style:font-name="Liberation Sans" officeooo:rsid="07389166"/>
    </style:style>
    <style:style style:name="T24" style:family="text">
      <style:text-properties style:font-name="Liberation Sans1" officeooo:rsid="0590ee7e"/>
    </style:style>
    <style:style style:name="T25" style:family="text">
      <style:text-properties style:font-name="Liberation Sans1" officeooo:rsid="05943109"/>
    </style:style>
    <style:style style:name="T26" style:family="text">
      <style:text-properties style:font-name="Liberation Sans1" officeooo:rsid="059762f5"/>
    </style:style>
    <style:style style:name="T27" style:family="text">
      <style:text-properties style:font-name="Liberation Sans1" officeooo:rsid="059a34c4"/>
    </style:style>
    <style:style style:name="T28" style:family="text">
      <style:text-properties officeooo:rsid="059762f5"/>
    </style:style>
    <style:style style:name="T29" style:family="text">
      <style:text-properties officeooo:rsid="05a3648c"/>
    </style:style>
    <style:style style:name="T30" style:family="text">
      <style:text-properties officeooo:rsid="05bd619f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5bd619f"/>
    </style:style>
    <style:style style:name="T33" style:family="text">
      <style:text-properties style:text-position="super 58%" officeooo:rsid="05c58a33"/>
    </style:style>
    <style:style style:name="T34" style:family="text">
      <style:text-properties style:text-position="super 58%" officeooo:rsid="05cff9d0"/>
    </style:style>
    <style:style style:name="T35" style:family="text">
      <style:text-properties style:text-position="super 58%" officeooo:rsid="05d5b43f"/>
    </style:style>
    <style:style style:name="T36" style:family="text">
      <style:text-properties style:text-position="super 58%" style:font-name="Liberation Sans"/>
    </style:style>
    <style:style style:name="T37" style:family="text">
      <style:text-properties style:text-position="super 58%" style:font-name="Liberation Sans" officeooo:rsid="05d5b43f"/>
    </style:style>
    <style:style style:name="T38" style:family="text">
      <style:text-properties style:text-position="0% 100%"/>
    </style:style>
    <style:style style:name="T39" style:family="text">
      <style:text-properties style:text-position="0% 100%" officeooo:rsid="05bebd3f"/>
    </style:style>
    <style:style style:name="T40" style:family="text">
      <style:text-properties style:text-position="0% 100%" officeooo:rsid="05ce2020"/>
    </style:style>
    <style:style style:name="T41" style:family="text">
      <style:text-properties style:text-position="0% 100%" officeooo:rsid="05bd619f"/>
    </style:style>
    <style:style style:name="T42" style:family="text">
      <style:text-properties style:text-position="0% 100%" officeooo:rsid="05bf88f8"/>
    </style:style>
    <style:style style:name="T43" style:family="text">
      <style:text-properties style:text-position="0% 100%" officeooo:rsid="05c58a33"/>
    </style:style>
    <style:style style:name="T44" style:family="text">
      <style:text-properties style:text-position="0% 100%" officeooo:rsid="05bd5378"/>
    </style:style>
    <style:style style:name="T45" style:family="text">
      <style:text-properties style:text-position="0% 100%" officeooo:rsid="05cff9d0"/>
    </style:style>
    <style:style style:name="T46" style:family="text">
      <style:text-properties style:text-position="0% 100%" officeooo:rsid="05d5b43f"/>
    </style:style>
    <style:style style:name="T47" style:family="text">
      <style:text-properties style:text-position="0% 100%" officeooo:rsid="05ddac25"/>
    </style:style>
    <style:style style:name="T48" style:family="text">
      <style:text-properties style:text-position="0% 100%" style:font-name="Liberation Sans"/>
    </style:style>
    <style:style style:name="T49" style:family="text">
      <style:text-properties style:text-position="0% 100%" style:font-name="Liberation Sans" officeooo:rsid="05ddc3d3"/>
    </style:style>
    <style:style style:name="T50" style:family="text">
      <style:text-properties style:text-position="0% 100%" style:font-name="Liberation Sans" officeooo:rsid="0588d74f"/>
    </style:style>
    <style:style style:name="T51" style:family="text">
      <style:text-properties style:text-position="0% 100%" style:font-name="Liberation Sans" officeooo:rsid="05e14af3"/>
    </style:style>
    <style:style style:name="T52" style:family="text">
      <style:text-properties style:text-position="0% 100%" style:font-name="Liberation Sans" officeooo:rsid="05d5b43f"/>
    </style:style>
    <style:style style:name="T53" style:family="text">
      <style:text-properties style:text-position="0% 100%" style:font-name="Liberation Sans" officeooo:rsid="05f001bc"/>
    </style:style>
    <style:style style:name="T54" style:family="text">
      <style:text-properties style:text-position="0% 100%" style:font-name="Liberation Sans" officeooo:rsid="05ed6eb7"/>
    </style:style>
    <style:style style:name="T55" style:family="text">
      <style:text-properties style:text-position="0% 100%" style:font-name="Liberation Sans" officeooo:rsid="05f1882c"/>
    </style:style>
    <style:style style:name="T56" style:family="text">
      <style:text-properties style:text-position="0% 100%" style:font-name="Liberation Sans" officeooo:rsid="05f5b983"/>
    </style:style>
    <style:style style:name="T57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8" style:family="text">
      <style:text-properties style:text-position="0% 100%" style:font-name="Liberation Sans" officeooo:rsid="05f9e00a"/>
    </style:style>
    <style:style style:name="T59" style:family="text">
      <style:text-properties style:text-position="0% 100%" style:font-name="Liberation Sans" officeooo:rsid="06006a3e"/>
    </style:style>
    <style:style style:name="T60" style:family="text">
      <style:text-properties style:text-position="0% 100%" style:font-name="Liberation Sans" officeooo:rsid="060ded76"/>
    </style:style>
    <style:style style:name="T61" style:family="text">
      <style:text-properties style:text-position="0% 100%" style:font-name="Liberation Sans" officeooo:rsid="060fd7f3"/>
    </style:style>
    <style:style style:name="T62" style:family="text">
      <style:text-properties style:text-position="0% 100%" style:font-name="Liberation Sans" officeooo:rsid="06361ef7"/>
    </style:style>
    <style:style style:name="T63" style:family="text">
      <style:text-properties style:text-position="0% 100%" style:font-name="Liberation Sans" officeooo:rsid="0637c70f"/>
    </style:style>
    <style:style style:name="T64" style:family="text">
      <style:text-properties style:text-position="0% 100%" style:font-name="Liberation Sans" officeooo:rsid="06385339"/>
    </style:style>
    <style:style style:name="T65" style:family="text">
      <style:text-properties style:text-position="0% 100%" style:font-name="Liberation Sans" officeooo:rsid="06038e50"/>
    </style:style>
    <style:style style:name="T66" style:family="text">
      <style:text-properties style:text-position="0% 100%" style:font-name="Liberation Sans" officeooo:rsid="06a4f158"/>
    </style:style>
    <style:style style:name="T67" style:family="text">
      <style:text-properties style:text-position="0% 100%" style:font-name="Liberation Sans" officeooo:rsid="06a216bf"/>
    </style:style>
    <style:style style:name="T68" style:family="text">
      <style:text-properties style:text-position="0% 100%" style:font-name="Liberation Sans" officeooo:rsid="06a77678"/>
    </style:style>
    <style:style style:name="T69" style:family="text">
      <style:text-properties style:text-position="0% 100%" style:font-name="Liberation Sans" officeooo:rsid="06a8fb4b"/>
    </style:style>
    <style:style style:name="T70" style:family="text">
      <style:text-properties style:text-position="0% 100%" style:font-name="Liberation Sans" officeooo:rsid="06c1359f"/>
    </style:style>
    <style:style style:name="T71" style:family="text">
      <style:text-properties style:text-position="0% 100%" style:font-name="Liberation Sans" officeooo:rsid="06ca38ad"/>
    </style:style>
    <style:style style:name="T72" style:family="text">
      <style:text-properties style:text-position="0% 100%" style:font-name="Liberation Sans" officeooo:rsid="06cc3bfe"/>
    </style:style>
    <style:style style:name="T73" style:family="text">
      <style:text-properties style:text-position="0% 100%" style:font-name="Liberation Sans" officeooo:rsid="06e1da9b"/>
    </style:style>
    <style:style style:name="T74" style:family="text">
      <style:text-properties style:text-position="0% 100%" style:font-name="Liberation Sans" officeooo:rsid="06f52be0"/>
    </style:style>
    <style:style style:name="T75" style:family="text">
      <style:text-properties style:text-position="0% 100%" style:font-name="Liberation Sans" officeooo:rsid="06e22cdc"/>
    </style:style>
    <style:style style:name="T76" style:family="text">
      <style:text-properties style:text-position="0% 100%" style:font-name="Liberation Sans" officeooo:rsid="07296a0b"/>
    </style:style>
    <style:style style:name="T77" style:family="text">
      <style:text-properties style:text-position="0% 100%" style:font-name="Liberation Sans" officeooo:rsid="071642b0"/>
    </style:style>
    <style:style style:name="T78" style:family="text">
      <style:text-properties style:text-position="0% 100%" style:font-name="Liberation Sans" officeooo:rsid="072d6f19"/>
    </style:style>
    <style:style style:name="T79" style:family="text">
      <style:text-properties style:text-position="0% 100%" officeooo:rsid="0655dc81"/>
    </style:style>
    <style:style style:name="T80" style:family="text">
      <style:text-properties style:text-position="0% 100%" style:font-name="Liberation Sans1" fo:font-size="18.2000007629395pt" fo:font-weight="bold" officeooo:rsid="064ef9b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1" style:family="text">
      <style:text-properties style:text-position="0% 100%" style:font-name="Liberation Sans1" fo:font-size="18.2000007629395pt" fo:font-weight="bold" officeooo: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2" style:family="text">
      <style:text-properties style:text-position="0% 100%" style:font-name="Liberation Sans1" fo:font-size="18.2000007629395pt" fo:font-weight="bold" officeooo:rsid="06da2f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3" style:family="text">
      <style:text-properties style:text-position="0% 100%" officeooo:rsid="05f001bc"/>
    </style:style>
    <style:style style:name="T84" style:family="text">
      <style:text-properties style:text-position="0% 100%" officeooo:rsid="06e1da9b"/>
    </style:style>
    <style:style style:name="T85" style:family="text">
      <style:text-properties style:text-position="0% 100%" officeooo:rsid="073d0337"/>
    </style:style>
    <style:style style:name="T86" style:family="text">
      <style:text-properties style:text-position="0% 100%" officeooo:rsid="074564e0"/>
    </style:style>
    <style:style style:name="T87" style:family="text">
      <style:text-properties style:text-position="0% 100%" officeooo:rsid="075ba505"/>
    </style:style>
    <style:style style:name="T88" style:family="text">
      <style:text-properties fo:color="#c9211e" style:text-position="0% 100%" style:font-name="Liberation Sans" officeooo:rsid="060fd7f3"/>
    </style:style>
    <style:style style:name="T89" style:family="text">
      <style:text-properties fo:color="#c9211e" style:text-position="0% 100%" style:font-name="Liberation Sans" officeooo:rsid="063dcab1"/>
    </style:style>
    <style:style style:name="T90" style:family="text">
      <style:text-properties fo:color="#c9211e" style:text-position="0% 100%" style:font-name="Liberation Sans" officeooo:rsid="06006a3e"/>
    </style:style>
    <style:style style:name="T91" style:family="text">
      <style:text-properties style:use-window-font-color="true" style:text-position="0% 100%" style:font-name="Liberation Sans"/>
    </style:style>
    <style:style style:name="T92" style:family="text">
      <style:text-properties style:use-window-font-color="true" style:text-position="0% 100%" style:font-name="Liberation Sans" officeooo:rsid="060fd7f3"/>
    </style:style>
    <style:style style:name="T93" style:family="text">
      <style:text-properties style:use-window-font-color="true" style:text-position="0% 100%" style:font-name="Liberation Sans" officeooo:rsid="060ded76"/>
    </style:style>
    <style:style style:name="T94" style:family="text">
      <style:text-properties style:use-window-font-color="true" style:text-position="0% 100%" style:font-name="Liberation Sans" officeooo:rsid="05f001bc"/>
    </style:style>
    <style:style style:name="T95" style:family="text">
      <style:text-properties style:use-window-font-color="true" style:text-position="0% 100%" style:font-name="Liberation Sans" officeooo:rsid="0611fb82"/>
    </style:style>
    <style:style style:name="T96" style:family="text">
      <style:text-properties style:use-window-font-color="true" style:text-position="0% 100%" style:font-name="Liberation Sans" officeooo:rsid="0614f32b"/>
    </style:style>
    <style:style style:name="T97" style:family="text">
      <style:text-properties style:use-window-font-color="true" style:text-position="0% 100%" style:font-name="Liberation Sans" officeooo:rsid="0617cf64"/>
    </style:style>
    <style:style style:name="T98" style:family="text">
      <style:text-properties style:use-window-font-color="true" style:text-position="0% 100%" style:font-name="Liberation Sans" officeooo:rsid="0619951e"/>
    </style:style>
    <style:style style:name="T99" style:family="text">
      <style:text-properties style:use-window-font-color="true" style:text-position="0% 100%" style:font-name="Liberation Sans" officeooo:rsid="061b580c"/>
    </style:style>
    <style:style style:name="T100" style:family="text">
      <style:text-properties style:use-window-font-color="true" style:text-position="0% 100%" style:font-name="Liberation Sans" officeooo:rsid="061c53f2"/>
    </style:style>
    <style:style style:name="T101" style:family="text">
      <style:text-properties style:use-window-font-color="true" style:text-position="0% 100%" style:font-name="Liberation Sans" officeooo:rsid="061d3f75"/>
    </style:style>
    <style:style style:name="T102" style:family="text">
      <style:text-properties style:use-window-font-color="true" style:text-position="0% 100%" style:font-name="Liberation Sans" officeooo:rsid="0625f243"/>
    </style:style>
    <style:style style:name="T103" style:family="text">
      <style:text-properties style:use-window-font-color="true" style:text-position="0% 100%" style:font-name="Liberation Sans" officeooo:rsid="06286326"/>
    </style:style>
    <style:style style:name="T104" style:family="text">
      <style:text-properties style:use-window-font-color="true" style:text-position="0% 100%" style:font-name="Liberation Sans" officeooo:rsid="061eaf89"/>
    </style:style>
    <style:style style:name="T105" style:family="text">
      <style:text-properties style:use-window-font-color="true" style:text-position="0% 100%" style:font-name="Liberation Sans1"/>
    </style:style>
    <style:style style:name="T106" style:family="text">
      <style:text-properties style:use-window-font-color="true" style:text-position="0% 100%" style:font-name="Liberation Sans1" officeooo:rsid="0590ee7e"/>
    </style:style>
    <style:style style:name="T107" style:family="text">
      <style:text-properties style:use-window-font-color="true" style:text-position="sub 58%" style:font-name="Liberation Sans"/>
    </style:style>
    <style:style style:name="T108" style:family="text">
      <style:text-properties style:use-window-font-color="true" style:text-position="sub 58%" style:font-name="Liberation Sans" officeooo:rsid="0614f32b"/>
    </style:style>
    <style:style style:name="T109" style:family="text">
      <style:text-properties style:use-window-font-color="true" style:text-position="sub 58%" style:font-name="Liberation Sans" officeooo:rsid="06286326"/>
    </style:style>
    <style:style style:name="T110" style:family="text">
      <style:text-properties style:use-window-font-color="true" style:text-position="sub 58%" style:font-name="Liberation Sans1"/>
    </style:style>
    <style:style style:name="T111" style:family="text">
      <style:text-properties officeooo:rsid="064ef9b0"/>
    </style:style>
    <style:style style:name="T112" style:family="text">
      <style:text-properties style:text-position="sub 58%"/>
    </style:style>
    <style:style style:name="T113" style:family="text">
      <style:text-properties style:text-position="sub 58%" style:font-name="Liberation Sans" officeooo:rsid="06743a71"/>
    </style:style>
    <style:style style:name="T114" style:family="text">
      <style:text-properties style:text-position="sub 58%" style:font-name="Liberation Sans" officeooo:rsid="06911421"/>
    </style:style>
    <style:style style:name="T115" style:family="text">
      <style:text-properties style:text-position="sub 58%" officeooo:rsid="06743a71"/>
    </style:style>
    <style:style style:name="T116" style:family="text">
      <style:text-properties officeooo:rsid="06743a71"/>
    </style:style>
    <style:style style:name="T117" style:family="text">
      <style:text-properties officeooo:rsid="067a2db9"/>
    </style:style>
    <style:style style:name="T118" style:family="text">
      <style:text-properties officeooo:rsid="067af0e9"/>
    </style:style>
    <style:style style:name="T119" style:family="text">
      <style:text-properties officeooo:rsid="067c7d07"/>
    </style:style>
    <style:style style:name="T120" style:family="text">
      <style:text-properties officeooo:rsid="067ef249"/>
    </style:style>
    <style:style style:name="T121" style:family="text">
      <style:text-properties officeooo:rsid="067fcbaf"/>
    </style:style>
    <style:style style:name="T122" style:family="text">
      <style:text-properties fo:font-weight="normal" officeooo:rsid="067fcbaf" style:font-weight-asian="normal" style:font-weight-complex="normal"/>
    </style:style>
    <style:style style:name="T123" style:family="text">
      <style:text-properties officeooo:rsid="06bc5adc"/>
    </style:style>
    <style:style style:name="T124" style:family="text">
      <style:text-properties officeooo:rsid="06be696b"/>
    </style:style>
    <style:style style:name="T125" style:family="text">
      <style:text-properties officeooo:rsid="06d10414"/>
    </style:style>
    <style:style style:name="T126" style:family="text">
      <style:text-properties officeooo:rsid="06e1da9b"/>
    </style:style>
    <style:style style:name="T127" style:family="text">
      <style:text-properties officeooo:rsid="0705203d"/>
    </style:style>
    <style:style style:name="T128" style:family="text">
      <style:text-properties officeooo:rsid="071642b0"/>
    </style:style>
    <style:style style:name="T129" style:family="text">
      <style:text-properties officeooo:rsid="07243641"/>
    </style:style>
    <style:style style:name="T130" style:family="text">
      <style:text-properties officeooo:rsid="072e7bbe"/>
    </style:style>
    <style:style style:name="T131" style:family="text">
      <style:text-properties officeooo:rsid="074efc4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_Toc996_4197432957" text:style-name="Index_20_Link" text:visited-style-name="Index_20_Link">Basic Properties<text:tab/>2</text:a></text:p>
          <text:p text:style-name="P38"><text:a xlink:type="simple" xlink:href="#__RefHeading___Toc998_4197432957" text:style-name="Index_20_Link" text:visited-style-name="Index_20_Link">More Basic Properties<text:tab/>2</text:a></text:p>
          <text:p text:style-name="P38"><text:a xlink:type="simple" xlink:href="#__RefHeading___Toc1000_4197432957" text:style-name="Index_20_Link" text:visited-style-name="Index_20_Link">Even More Basic Properties<text:tab/>2</text:a></text:p>
          <text:p text:style-name="P38"><text:a xlink:type="simple" xlink:href="#__RefHeading___Toc1002_4197432957" text:style-name="Index_20_Link" text:visited-style-name="Index_20_Link">Matrix Multiplication Is Not Commutative<text:tab/>3</text:a></text:p>
          <text:p text:style-name="P38"><text:a xlink:type="simple" xlink:href="#__RefHeading___Toc1004_4197432957" text:style-name="Index_20_Link" text:visited-style-name="Index_20_Link">Zero Matrix Product<text:tab/>3</text:a></text:p>
          <text:p text:style-name="P38"><text:a xlink:type="simple" xlink:href="#__RefHeading___Toc1006_4197432957" text:style-name="Index_20_Link" text:visited-style-name="Index_20_Link">Powers of Square Matrices<text:tab/>3</text:a></text:p>
          <text:p text:style-name="P38"><text:a xlink:type="simple" xlink:href="#__RefHeading___Toc1032_1823793367" text:style-name="Index_20_Link" text:visited-style-name="Index_20_Link">More Square Matrices<text:tab/>3</text:a></text:p>
          <text:p text:style-name="P38"><text:a xlink:type="simple" xlink:href="#__RefHeading___Toc1034_1823793367" text:style-name="Index_20_Link" text:visited-style-name="Index_20_Link"><text:span text:style-name="T38">T</text:span></text:a><text:a xlink:type="simple" xlink:href="#__RefHeading___Toc1034_1823793367" text:style-name="Index_20_Link" text:visited-style-name="Index_20_Link"><text:span text:style-name="T38">ranspose </text:span></text:a><text:a xlink:type="simple" xlink:href="#__RefHeading___Toc1034_1823793367" text:style-name="Index_20_Link" text:visited-style-name="Index_20_Link"><text:span text:style-name="T38">Matrices</text:span></text:a><text:a xlink:type="simple" xlink:href="#__RefHeading___Toc1034_1823793367" text:style-name="Index_20_Link" text:visited-style-name="Index_20_Link"><text:tab/>4</text:a></text:p>
          <text:p text:style-name="P38"><text:a xlink:type="simple" xlink:href="#__RefHeading___Toc1010_4197432957" text:style-name="Index_20_Link" text:visited-style-name="Index_20_Link"><text:span text:style-name="T38">Inverse </text:span></text:a><text:a xlink:type="simple" xlink:href="#__RefHeading___Toc1010_4197432957" text:style-name="Index_20_Link" text:visited-style-name="Index_20_Link"><text:span text:style-name="T38">Matrices</text:span></text:a><text:a xlink:type="simple" xlink:href="#__RefHeading___Toc1010_4197432957" text:style-name="Index_20_Link" text:visited-style-name="Index_20_Link"><text:tab/>4</text:a></text:p>
          <text:p text:style-name="P38"><text:a xlink:type="simple" xlink:href="#__RefHeading___Toc1012_4197432957" text:style-name="Index_20_Link" text:visited-style-name="Index_20_Link"><text:span text:style-name="T38">C</text:span></text:a><text:a xlink:type="simple" xlink:href="#__RefHeading___Toc1012_4197432957" text:style-name="Index_20_Link" text:visited-style-name="Index_20_Link"><text:span text:style-name="T38">ancellation </text:span></text:a><text:a xlink:type="simple" xlink:href="#__RefHeading___Toc1012_4197432957" text:style-name="Index_20_Link" text:visited-style-name="Index_20_Link"><text:span text:style-name="T38">L</text:span></text:a><text:a xlink:type="simple" xlink:href="#__RefHeading___Toc1012_4197432957" text:style-name="Index_20_Link" text:visited-style-name="Index_20_Link"><text:span text:style-name="T38">aws for </text:span></text:a><text:a xlink:type="simple" xlink:href="#__RefHeading___Toc1012_4197432957" text:style-name="Index_20_Link" text:visited-style-name="Index_20_Link"><text:span text:style-name="T38">M</text:span></text:a><text:a xlink:type="simple" xlink:href="#__RefHeading___Toc1012_4197432957" text:style-name="Index_20_Link" text:visited-style-name="Index_20_Link"><text:span text:style-name="T38">atrix </text:span></text:a><text:a xlink:type="simple" xlink:href="#__RefHeading___Toc1012_4197432957" text:style-name="Index_20_Link" text:visited-style-name="Index_20_Link"><text:span text:style-name="T38">M</text:span></text:a><text:a xlink:type="simple" xlink:href="#__RefHeading___Toc1012_4197432957" text:style-name="Index_20_Link" text:visited-style-name="Index_20_Link"><text:span text:style-name="T38">ultiplication</text:span></text:a><text:a xlink:type="simple" xlink:href="#__RefHeading___Toc1012_4197432957" text:style-name="Index_20_Link" text:visited-style-name="Index_20_Link"><text:tab/>4</text:a></text:p>
          <text:p text:style-name="P38"><text:a xlink:type="simple" xlink:href="#__RefHeading___Toc1014_4197432957" text:style-name="Index_20_Link" text:visited-style-name="Index_20_Link">Basic Properties of Inverse Matrices<text:tab/>4</text:a></text:p>
          <text:p text:style-name="P38"><text:a xlink:type="simple" xlink:href="#__RefHeading___Toc918_552356150" text:style-name="Index_20_Link" text:visited-style-name="Index_20_Link">Determinants<text:tab/>5</text:a></text:p>
          <text:p text:style-name="P38"><text:a xlink:type="simple" xlink:href="#__RefHeading___Toc1324_2144818808" text:style-name="Index_20_Link" text:visited-style-name="Index_20_Link"><text:span text:style-name="T38">D</text:span></text:a><text:a xlink:type="simple" xlink:href="#__RefHeading___Toc1324_2144818808" text:style-name="Index_20_Link" text:visited-style-name="Index_20_Link"><text:span text:style-name="T38">eterminants </text:span></text:a><text:a xlink:type="simple" xlink:href="#__RefHeading___Toc1324_2144818808" text:style-name="Index_20_Link" text:visited-style-name="Index_20_Link"><text:span text:style-name="T38">&amp; Elementary Row Operations</text:span></text:a><text:a xlink:type="simple" xlink:href="#__RefHeading___Toc1324_2144818808" text:style-name="Index_20_Link" text:visited-style-name="Index_20_Link"><text:tab/>5</text:a></text:p>
        </text:index-body>
      </text:table-of-content>
      <text:p text:style-name="P19"/>
      <text:h text:style-name="P46" text:outline-level="1"><text:bookmark-start text:name="__RefHeading___Toc996_4197432957"/>Basic Properties<text:bookmark-end text:name="__RefHeading___Toc996_4197432957"/></text:h>
      <text:p text:style-name="P2">Let A, B <text:span text:style-name="T2">and</text:span> C be matrices of the same size.</text:p>
      <text:p text:style-name="P2"><text:span text:style-name="T3">Let </text:span><text:span text:style-name="T1">Z be a zero matrix of the same size as A, B and C.</text:span></text:p>
      <text:p text:style-name="P12">Let f and g be scalars.</text:p>
      <text:list xml:id="list3166815789" text:style-name="L1">
        <text:list-item>
          <text:p text:style-name="P47">Commutative law for matrix addition.</text:p>
          <text:p text:style-name="P47">A + b = B + A</text:p>
        </text:list-item>
        <text:list-item>
          <text:p text:style-name="P47">Associative law for matrix addition.</text:p>
          <text:p text:style-name="P47">A + (B + C) = (A + B) + C</text:p>
        </text:list-item>
        <text:list-item>
          <text:p text:style-name="P48">f(A + B) = fA + fB</text:p>
        </text:list-item>
        <text:list-item>
          <text:p text:style-name="P49">(f + g)A = fA + gA</text:p>
        </text:list-item>
        <text:list-item>
          <text:p text:style-name="P50">(fg)A = f(gA) = g(fA)</text:p>
        </text:list-item>
        <text:list-item>
          <text:p text:style-name="P51">A + <text:span text:style-name="T4">Z</text:span> = <text:span text:style-name="T4">Z</text:span> + A = A</text:p>
        </text:list-item>
        <text:list-item>
          <text:p text:style-name="P52">A – A = <text:span text:style-name="T5">Z</text:span></text:p>
        </text:list-item>
        <text:list-item>
          <text:p text:style-name="P53">0A = <text:span text:style-name="T5">Z</text:span></text:p>
        </text:list-item>
      </text:list>
      <text:h text:style-name="P39" text:outline-level="1"><text:bookmark-start text:name="__RefHeading___Toc998_4197432957"/>More Basic Properties<text:bookmark-end text:name="__RefHeading___Toc998_4197432957"/></text:h>
      <text:list xml:id="list3109437543" text:style-name="L2">
        <text:list-item>
          <text:p text:style-name="P55">Associative law for matrix multiplication.</text:p>
          <text:p text:style-name="P59">A(BC) = (AB)C</text:p>
        </text:list-item>
        <text:list-item>
          <text:p text:style-name="P54"><text:span text:style-name="T10">Distribution law for matrix addition and multiplication</text:span><text:span text:style-name="T29">.</text:span></text:p>
          <text:p text:style-name="P60">A(B + C) = AB + AC</text:p>
          <text:p text:style-name="P61">(A + B)C = AC + BC</text:p>
        </text:list-item>
        <text:list-item>
          <text:p text:style-name="P62">Let A and B be matrices. Let c be a scalar.</text:p>
          <text:p text:style-name="P63">c(AB) = (cA)B = A(cB)</text:p>
        </text:list-item>
      </text:list>
      <text:h text:style-name="P40" text:outline-level="1"><text:bookmark-start text:name="__RefHeading___Toc1000_4197432957"/><text:span text:style-name="T125">Even </text:span>More <text:span text:style-name="T125">Basic </text:span>Properties<text:bookmark-end text:name="__RefHeading___Toc1000_4197432957"/></text:h>
      <text:p text:style-name="P18"><text:span text:style-name="T118">Let A be a square matrix </text:span><text:span text:style-name="T119">of </text:span><text:span text:style-name="T13">order </text:span><text:span text:style-name="T119">n</text:span><text:span text:style-name="T118">.</text:span></text:p>
      <text:p text:style-name="P17">Let c<text:span text:style-name="T112">n</text:span><text:span text:style-name="T38"> be the column of a matrix.</text:span></text:p>
      <text:p text:style-name="P13"><text:span text:style-name="T117">A</text:span><text:span text:style-name="T116">(c</text:span><text:span text:style-name="T115">1</text:span><text:span text:style-name="T116"> c</text:span><text:span text:style-name="T115">2</text:span><text:span text:style-name="T116"> … c</text:span><text:span text:style-name="T115">n</text:span><text:span text:style-name="T116">) </text:span><text:span text:style-name="T120">= </text:span><text:span text:style-name="T121">(</text:span><text:span text:style-name="T117">A</text:span><text:span text:style-name="T116">c</text:span><text:span text:style-name="T115">1</text:span><text:span text:style-name="T116"> </text:span><text:span text:style-name="T122">A</text:span><text:span text:style-name="T116">c</text:span><text:span text:style-name="T115">2</text:span><text:span text:style-name="T116"> … </text:span><text:span text:style-name="T122">Ac</text:span><text:span text:style-name="T115">n</text:span><text:span text:style-name="T121">).</text:span></text:p>
      <text:p text:style-name="P13"><text:span text:style-name="T22">But, </text:span><text:span text:style-name="T14">(c</text:span><text:span text:style-name="T113">1</text:span><text:span text:style-name="T14"> c</text:span><text:span text:style-name="T113">2</text:span><text:span text:style-name="T14"> … c</text:span><text:span text:style-name="T113">n</text:span><text:span text:style-name="T14">)</text:span><text:span text:style-name="T15">A</text:span><text:span text:style-name="T14"> </text:span><text:span text:style-name="T24">≠</text:span><text:span text:style-name="T16"> </text:span><text:span text:style-name="T17">(</text:span><text:span text:style-name="T14">c</text:span><text:span text:style-name="T113">1</text:span><text:span text:style-name="T18">A</text:span><text:span text:style-name="T14"> </text:span><text:span text:style-name="T20">c</text:span><text:span text:style-name="T114">2</text:span><text:span text:style-name="T18">A </text:span><text:span text:style-name="T14">… </text:span><text:span text:style-name="T19">c</text:span><text:span text:style-name="T113">n</text:span><text:span text:style-name="T18">A</text:span><text:span text:style-name="T21">).</text:span></text:p>
      <text:h text:style-name="P46" text:outline-level="1"><text:bookmark-start text:name="__RefHeading___Toc1002_4197432957"/>Matrix Multiplication Is Not Commutative<text:bookmark-end text:name="__RefHeading___Toc1002_4197432957"/></text:h>
      <text:p text:style-name="P3">In general, AB and BA are 2 different matrices even if the products exist<text:span text:style-name="T6">s.</text:span></text:p>
      <text:p text:style-name="P4">For example, let A =<draw:frame draw:style-name="fr1" draw:name="Object1" text:anchor-type="as-char" svg:y="-0.2535in" svg:width="0.6535in" svg:height="0.4228in" draw:z-index="0"><draw:object xlink:href="./Object 1" xlink:type="simple" xlink:show="embed" xlink:actuate="onLoad"/><draw:image xlink:href="./ObjectReplacements/Object 1" xlink:type="simple" xlink:show="embed" xlink:actuate="onLoad"/></draw:frame>and B =<draw:frame draw:style-name="fr1" draw:name="Object2" text:anchor-type="as-char" svg:y="-0.2535in" svg:width="0.5299in" svg:height="0.42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">Then AB =<draw:frame draw:style-name="fr1" draw:name="Object3" text:anchor-type="as-char" svg:y="-0.2535in" svg:width="0.7764in" svg:height="0.42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and BA =<draw:frame draw:style-name="fr1" draw:name="Object4" text:anchor-type="as-char" svg:y="-0.2535in" svg:width="0.6563in" svg:height="0.42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6"><text:span text:style-name="T7">Hence, AB </text:span>≠ <text:span text:style-name="T7">BA.</text:span></text:p>
      <text:h text:style-name="Heading_20_1" text:outline-level="1"><text:bookmark-start text:name="__RefHeading___Toc1004_4197432957"/>Zero Matrix Product<text:bookmark-end text:name="__RefHeading___Toc1004_4197432957"/></text:h>
      <text:p text:style-name="P7">When AB = 0, it is not necessary that A = 0 or B = 0.</text:p>
      <text:p text:style-name="P5">For example, let A =<draw:frame draw:style-name="fr1" draw:name="Object5" text:anchor-type="as-char" svg:y="-0.2535in" svg:width="0.5272in" svg:height="0.422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and B =<draw:frame draw:style-name="fr1" draw:name="Object6" text:anchor-type="as-char" svg:y="-0.2535in" svg:width="0.5311in" svg:height="0.42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8"><text:span text:style-name="T9">We have A </text:span><text:span text:style-name="T24">≠ </text:span><text:span text:style-name="T25">0 and B </text:span><text:span text:style-name="T24">≠ </text:span><text:span text:style-name="T25">0 but </text:span><text:span text:style-name="T27">AB =</text:span><text:span text:style-name="T25"><draw:frame draw:style-name="fr1" draw:name="Object7" text:anchor-type="as-char" svg:y="-0.2535in" svg:width="1.7874in" svg:height="0.422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6">.</text:span></text:p>
      <text:h text:style-name="P41" text:outline-level="1"><text:bookmark-start text:name="__RefHeading___Toc1006_4197432957"/><text:span text:style-name="T28">P</text:span>owers of Square Matrices<text:bookmark-end text:name="__RefHeading___Toc1006_4197432957"/></text:h>
      <text:list xml:id="list4228782109" text:style-name="L3">
        <text:list-item>
          <text:p text:style-name="P66">Let A be a square matrix and n a non-negative integer.</text:p>
          <text:p text:style-name="P64"><text:span text:style-name="T30">We define A</text:span><text:span text:style-name="T32">n</text:span><text:span text:style-name="T41"> as A</text:span><text:span text:style-name="T39">A … A.</text:span></text:p>
          <text:p text:style-name="P64"><text:span text:style-name="T39">F</text:span><text:span text:style-name="T42">or example, let A =</text:span><text:span text:style-name="T42"><draw:frame draw:style-name="fr1" draw:name="Object8" text:anchor-type="as-char" svg:y="-0.2535in" svg:width="0.5256in" svg:height="0.42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2">.</text:span></text:p>
          <text:p text:style-name="P64"><text:span text:style-name="T43">Then A</text:span><text:span text:style-name="T33">3</text:span><text:span text:style-name="T43"> =</text:span><text:span text:style-name="T43"><draw:frame draw:style-name="fr1" draw:name="Object10" text:anchor-type="as-char" svg:y="-0.2535in" svg:width="2.1756in" svg:height="0.422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3">.</text:span></text:p>
        </text:list-item>
        <text:list-item>
          <text:p text:style-name="P64"><text:span text:style-name="T44">Let A be a square matrix and n</text:span><text:span text:style-name="T40">, m</text:span><text:span text:style-name="T44"> a non-negative integer.</text:span></text:p>
          <text:p text:style-name="P64"><text:span text:style-name="T45">A</text:span><text:span text:style-name="T34">m</text:span><text:span text:style-name="T45">A</text:span><text:span text:style-name="T34">n</text:span><text:span text:style-name="T45"> = A</text:span><text:span text:style-name="T34">m+n</text:span></text:p>
        </text:list-item>
        <text:list-item>
          <text:p text:style-name="P67"><text:span text:style-name="T45">S</text:span><text:span text:style-name="T38">ince matrix multiplication is not commutative, in general, for 2 square matrix A and B of the same size, (AB)</text:span><text:span text:style-name="T31">2</text:span><text:span text:style-name="T38"> and A</text:span><text:span text:style-name="T31">2</text:span><text:span text:style-name="T38">B</text:span><text:span text:style-name="T31">2</text:span><text:span text:style-name="T38"> may be different.</text:span></text:p>
          <text:p text:style-name="P68"><text:span text:style-name="T38">For example, let A =</text:span><text:span text:style-name="T38"><draw:frame draw:style-name="fr1" draw:name="Object9" text:anchor-type="as-char" svg:y="-0.2535in" svg:width="0.5311in" svg:height="0.422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8">and B =</text:span><text:span text:style-name="T38"><draw:frame draw:style-name="fr1" draw:name="Object11" text:anchor-type="as-char" svg:y="-0.2535in" svg:width="0.5311in" svg:height="0.422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8">.</text:span></text:p>
          <text:p text:style-name="P65"><text:span text:style-name="T47">Then </text:span><text:span text:style-name="T46">(AB)</text:span><text:span text:style-name="T35">2</text:span><text:span text:style-name="T46"> </text:span><text:span text:style-name="T47">= </text:span><text:span text:style-name="T49">ABAB =</text:span><text:span text:style-name="T50"><draw:frame draw:style-name="fr1" draw:name="Object12" text:anchor-type="as-char" svg:y="-0.2535in" svg:width="0.5311in" svg:height="0.422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0">, </text:span><text:span text:style-name="T51">and <text:s/></text:span><text:span text:style-name="T52">A</text:span><text:span text:style-name="T37">2</text:span><text:span text:style-name="T52">B</text:span><text:span text:style-name="T37">2</text:span><text:span text:style-name="T52"> </text:span><text:span text:style-name="T51">= AABB =</text:span><text:span text:style-name="T51"><draw:frame draw:style-name="fr1" draw:name="Object13" text:anchor-type="as-char" svg:y="-0.2535in" svg:width="0.539in" svg:height="0.422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1">.</text:span></text:p>
        </text:list-item>
      </text:list>
      <text:h text:style-name="P42" text:outline-level="1"><text:bookmark-start text:name="__RefHeading___Toc1032_1823793367"/>More Square Matrices<text:bookmark-end text:name="__RefHeading___Toc1032_1823793367"/></text:h>
      <text:p text:style-name="P15">Let A, B and C be square matrices of size n. <text:span text:style-name="T123">AB = BA, AC = CA, does not imply BC = C</text:span><text:span text:style-name="T124">B.</text:span></text:p>
      <text:p text:style-name="P21"><text:span text:style-name="T72">One example is </text:span><text:span text:style-name="T71">the scenario where </text:span><text:span text:style-name="T70">A </text:span><text:span text:style-name="T71">is </text:span><text:span text:style-name="T70">an identity or zero-matrix, while B and C may be any 2 non-commutative matrices.</text:span></text:p>
      <text:h text:style-name="Heading_20_1" text:outline-level="1"><text:bookmark-start text:name="__RefHeading___Toc1034_1823793367"/><text:soft-page-break/><text:span text:style-name="T51">T</text:span><text:span text:style-name="T48">ranspose </text:span><text:span text:style-name="T56">Matrices</text:span><text:bookmark-end text:name="__RefHeading___Toc1034_1823793367"/></text:h>
      <text:p text:style-name="P9"><text:span text:style-name="T54">Let A </text:span><text:span text:style-name="T53">be a m × n matrix.</text:span></text:p>
      <text:list xml:id="list1357824167" text:style-name="L4">
        <text:list-item>
          <text:p text:style-name="P69"><text:span text:style-name="T48">(A</text:span><text:span text:style-name="T36">T</text:span><text:span text:style-name="T48">)</text:span><text:span text:style-name="T36">T</text:span><text:span text:style-name="T48"> = A</text:span></text:p>
        </text:list-item>
        <text:list-item>
          <text:p text:style-name="P70"><text:span text:style-name="T53">If B is a m × n matrix, then </text:span><text:span text:style-name="T48">(A + B)</text:span><text:span text:style-name="T36">T</text:span><text:span text:style-name="T48"> = A</text:span><text:span text:style-name="T36">T</text:span><text:span text:style-name="T48"> + B</text:span><text:span text:style-name="T36">T</text:span><text:span text:style-name="T48">.</text:span></text:p>
        </text:list-item>
        <text:list-item>
          <text:p text:style-name="P71"><text:span text:style-name="T55">If c is a scalar, then </text:span><text:span text:style-name="T48">(cA)</text:span><text:span text:style-name="T36">T</text:span><text:span text:style-name="T48"> = cA</text:span><text:span text:style-name="T36">T</text:span><text:span text:style-name="T48">.</text:span></text:p>
        </text:list-item>
        <text:list-item>
          <text:p text:style-name="P72"><text:span text:style-name="T11">If B is a </text:span><text:span text:style-name="T12">n </text:span><text:span text:style-name="T11">× </text:span><text:span text:style-name="T12">p</text:span><text:span text:style-name="T11"> matrix, then </text:span><text:span text:style-name="T8">(AB)</text:span><text:span text:style-name="T36">T</text:span><text:span text:style-name="T8"> = B</text:span><text:span text:style-name="T36">T </text:span><text:span text:style-name="T8">A</text:span><text:span text:style-name="T36">T</text:span><text:span text:style-name="T8">.</text:span></text:p>
        </text:list-item>
      </text:list>
      <text:h text:style-name="P44" text:outline-level="1"><text:bookmark-start text:name="__RefHeading___Toc1010_4197432957"/><text:span text:style-name="T57">Inverse </text:span><text:span text:style-name="T56">Matrices</text:span><text:bookmark-end text:name="__RefHeading___Toc1010_4197432957"/></text:h>
      <text:p text:style-name="P10"><text:span text:style-name="T56">L</text:span><text:span text:style-name="T48">et A be a square matrix of order n</text:span><text:span text:style-name="T63">. </text:span><text:span text:style-name="T64">L</text:span><text:span text:style-name="T58">et I be an identity matrix.</text:span></text:p>
      <text:list xml:id="list1601985370" text:style-name="L5">
        <text:list-item>
          <text:p text:style-name="P73">A is said to be invertible if there exists a square matrix B of order n such that AB = I and BA = I.</text:p>
        </text:list-item>
        <text:list-item>
          <text:p text:style-name="P74">The matrix B here is called the inverse of A.</text:p>
        </text:list-item>
        <text:list-item>
          <text:p text:style-name="P77"><text:span text:style-name="T62">Inverse matrices are unique. That means that an</text:span><text:span text:style-name="T65"> invertible matrix only has 1 inverse matrix.</text:span></text:p>
        </text:list-item>
        <text:list-item>
          <text:p text:style-name="P77"><text:span text:style-name="T59">A square matrix is called </text:span><text:span text:style-name="T90">singular</text:span><text:span text:style-name="T59"> if it has </text:span><text:span text:style-name="T90">no inverse</text:span><text:span text:style-name="T59">.</text:span></text:p>
        </text:list-item>
      </text:list>
      <text:p text:style-name="P14"/>
      <text:p text:style-name="P20"><text:span text:style-name="T66">For any square matrix A, t</text:span><text:span text:style-name="T67">he following statements are equivalent. </text:span><text:span text:style-name="T68">This means that if one of the statements is true, all of them are true. If one of the statements is false, </text:span><text:span text:style-name="T69">all of them are false.</text:span></text:p>
      <text:list xml:id="list933736990" text:style-name="L6">
        <text:list-item>
          <text:p text:style-name="P75">A is invertible.</text:p>
        </text:list-item>
        <text:list-item>
          <text:p text:style-name="P75">The linear system Ax = 0 has only the trivial solution.</text:p>
        </text:list-item>
        <text:list-item>
          <text:p text:style-name="P76">The reduced row-echelon form of A is an identity matrix.</text:p>
        </text:list-item>
        <text:list-item>
          <text:p text:style-name="P76">A can be expressed as a product of elementary matrices.</text:p>
        </text:list-item>
      </text:list>
      <text:h text:style-name="Heading_20_1" text:outline-level="1"><text:bookmark-start text:name="__RefHeading___Toc1012_4197432957"/><text:span text:style-name="T59">C</text:span><text:span text:style-name="T48">ancellation </text:span><text:span text:style-name="T60">L</text:span><text:span text:style-name="T48">aws for </text:span><text:span text:style-name="T60">M</text:span><text:span text:style-name="T48">atrix </text:span><text:span text:style-name="T60">M</text:span><text:span text:style-name="T48">ultiplication</text:span><text:bookmark-end text:name="__RefHeading___Toc1012_4197432957"/></text:h>
      <text:list xml:id="list962472499" text:style-name="L7">
        <text:list-item>
          <text:p text:style-name="P78"><text:span text:style-name="T61">Let A be an </text:span><text:span text:style-name="T88">invertible</text:span><text:span text:style-name="T92"> m</text:span><text:span text:style-name="T93"> </text:span><text:span text:style-name="T94">× </text:span><text:span text:style-name="T95">m matrix.</text:span></text:p>
          <text:list>
            <text:list-item>
              <text:p text:style-name="P80"><text:span text:style-name="T95">I</text:span><text:span text:style-name="T91">f B</text:span><text:span text:style-name="T107">1</text:span><text:span text:style-name="T91"> and B</text:span><text:span text:style-name="T107">2</text:span><text:span text:style-name="T91"> are <text:s/></text:span><text:span text:style-name="T92">m</text:span><text:span text:style-name="T93"> </text:span><text:span text:style-name="T94">× </text:span><text:span text:style-name="T91">n matrices such that AB</text:span><text:span text:style-name="T107">1</text:span><text:span text:style-name="T91"> = AB</text:span><text:span text:style-name="T107">2</text:span><text:span text:style-name="T91">, then </text:span><text:span text:style-name="T96">B</text:span><text:span text:style-name="T108">1</text:span><text:span text:style-name="T96"> = B</text:span><text:span text:style-name="T108">2</text:span><text:span text:style-name="T96">.</text:span></text:p>
            </text:list-item>
            <text:list-item>
              <text:p text:style-name="P81"><text:span text:style-name="T95">I</text:span><text:span text:style-name="T96">f </text:span><text:span text:style-name="T97">C</text:span><text:span text:style-name="T108">1</text:span><text:span text:style-name="T96"> and </text:span><text:span text:style-name="T97">C</text:span><text:span text:style-name="T108">2</text:span><text:span text:style-name="T96"> are <text:s/></text:span><text:span text:style-name="T98">n</text:span><text:span text:style-name="T93"> </text:span><text:span text:style-name="T94">× </text:span><text:span text:style-name="T98">m</text:span><text:span text:style-name="T96"> matrices such that </text:span><text:span text:style-name="T99">C</text:span><text:span text:style-name="T108">1</text:span><text:span text:style-name="T99">A</text:span><text:span text:style-name="T96"> = </text:span><text:span text:style-name="T100">C</text:span><text:span text:style-name="T108">2</text:span><text:span text:style-name="T100">A</text:span><text:span text:style-name="T96">, then </text:span><text:span text:style-name="T101">C</text:span><text:span text:style-name="T108">1</text:span><text:span text:style-name="T96"> = </text:span><text:span text:style-name="T101">C</text:span><text:span text:style-name="T108">2</text:span><text:span text:style-name="T96">.</text:span></text:p>
            </text:list-item>
          </text:list>
        </text:list-item>
        <text:list-item>
          <text:p text:style-name="P79"><text:span text:style-name="T96">I</text:span><text:span text:style-name="T104">f A is </text:span><text:span text:style-name="T89">singular</text:span><text:span text:style-name="T104">, the cancellation laws may not hold.</text:span></text:p>
          <text:p text:style-name="P82"><text:span text:style-name="T91">For example, let A =</text:span><text:span text:style-name="T91"><draw:frame draw:style-name="fr1" draw:name="Object14" text:anchor-type="as-char" svg:y="-0.2535in" svg:width="0.5272in" svg:height="0.422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1">, </text:span><text:span text:style-name="T102"><text:s/></text:span><text:span text:style-name="T96">B</text:span><text:span text:style-name="T108">1 </text:span><text:span text:style-name="T102">=</text:span><text:span text:style-name="T102"><draw:frame draw:style-name="fr1" draw:name="Object15" text:anchor-type="as-char" svg:y="-0.2535in" svg:width="0.5311in" svg:height="0.422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3">and </text:span><text:span text:style-name="T96">B</text:span><text:span text:style-name="T109">2</text:span><text:span text:style-name="T108"> </text:span><text:span text:style-name="T102">=</text:span><text:span text:style-name="T102"><draw:frame draw:style-name="fr1" draw:name="Object16" text:anchor-type="as-char" svg:y="-0.2535in" svg:width="0.528in" svg:height="0.422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2">.</text:span></text:p>
          <text:p text:style-name="P83"><text:span text:style-name="T102">T</text:span><text:span text:style-name="T91">hen AB</text:span><text:span text:style-name="T107">1</text:span><text:span text:style-name="T91"> = AB</text:span><text:span text:style-name="T107">2</text:span><text:span text:style-name="T91">, but B</text:span><text:span text:style-name="T107">1</text:span><text:span text:style-name="T91"> </text:span><text:span text:style-name="T106">≠ </text:span><text:span text:style-name="T105">B</text:span><text:span text:style-name="T110">2</text:span><text:span text:style-name="T105">.</text:span></text:p>
        </text:list-item>
      </text:list>
      <text:h text:style-name="Heading_20_1" text:outline-level="1"><text:bookmark-start text:name="__RefHeading___Toc1014_4197432957"/>Basic Properties <text:span text:style-name="T111">of Inverse Matrices</text:span><text:bookmark-end text:name="__RefHeading___Toc1014_4197432957"/></text:h>
      <text:p text:style-name="P11">Let A and B be 2 invertible matrices and c a non-zero scalar.</text:p>
      <text:list xml:id="list706409794" text:style-name="L8">
        <text:list-item>
          <text:p text:style-name="P85"><text:soft-page-break/><draw:frame draw:style-name="fr1" draw:name="Object18" text:anchor-type="as-char" svg:y="-0.1484in" svg:width="0.2665in" svg:height="0.1839in" draw:z-index="17"><draw:object xlink:href="./Object 18" xlink:type="simple" xlink:show="embed" xlink:actuate="onLoad"/><draw:image xlink:href="./ObjectReplacements/Object 18" xlink:type="simple" xlink:show="embed" xlink:actuate="onLoad"/></draw:frame>is invertible and <text:span text:style-name="T79"><draw:frame draw:style-name="fr1" draw:name="Object17" text:anchor-type="as-char" svg:y="-0.2437in" svg:width="1.002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79">.</text:span></text:p>
        </text:list-item>
        <text:list-item>
          <text:p text:style-name="P86"><text:span text:style-name="T79"><draw:frame draw:style-name="fr1" draw:name="Object19" text:anchor-type="as-char" svg:y="-0.172in" svg:width="0.2728in" svg:height="0.207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79">is invertible and </text:span><text:span text:style-name="T79"><draw:frame draw:style-name="fr1" draw:name="Object20" text:anchor-type="as-char" svg:y="-0.2in" svg:width="1.0319in" svg:height="0.247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9">.</text:span></text:p>
        </text:list-item>
        <text:list-item>
          <text:p text:style-name="P86"><text:span text:style-name="T79"><draw:frame draw:style-name="fr1" draw:name="Object21" text:anchor-type="as-char" svg:y="-0.172in" svg:width="0.3319in" svg:height="0.207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9">is invertible and </text:span><text:span text:style-name="T79"><draw:frame draw:style-name="fr1" draw:name="Object22" text:anchor-type="as-char" svg:y="-0.2in" svg:width="0.8126in" svg:height="0.247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9">.</text:span></text:p>
        </text:list-item>
        <text:list-item>
          <text:p text:style-name="P84"><text:span text:style-name="T79"><draw:frame draw:style-name="fr1" draw:name="Object23" text:anchor-type="as-char" svg:y="-0.1484in" svg:width="0.3043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9">is invertible and </text:span><text:span text:style-name="T79"><draw:frame draw:style-name="fr1" draw:name="Object24" text:anchor-type="as-char" svg:y="-0.178in" svg:width="1.1618in" svg:height="0.224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9">.</text:span></text:p>
        </text:list-item>
      </text:list>
      <text:h text:style-name="P43" text:outline-level="1"><text:bookmark-start text:name="__RefHeading___Toc918_552356150"/><text:span text:style-name="T111">D</text:span>eterminants<text:bookmark-end text:name="__RefHeading___Toc918_552356150"/></text:h>
      <text:list xml:id="list1202525454" text:style-name="L9">
        <text:list-item>
          <text:p text:style-name="P56">A square matrix has the same determinant as its transpose.</text:p>
        </text:list-item>
        <text:list-item>
          <text:p text:style-name="P87">The determinant of a square matrix with 2 identical rows is 0.</text:p>
        </text:list-item>
        <text:list-item>
          <text:p text:style-name="P88">The determinant of a square matrix with 2 identical columns is 0.</text:p>
        </text:list-item>
        <text:list-item>
          <text:p text:style-name="P89">The following matrices have 0 determinant.</text:p>
          <text:list>
            <text:list-item>
              <text:p text:style-name="P89"><draw:frame draw:style-name="fr1" draw:name="Object25" text:anchor-type="as-char" svg:y="-0.2535in" svg:width="0.661in" svg:height="0.4228in" draw:z-index="24"><draw:object xlink:href="./Object 25" xlink:type="simple" xlink:show="embed" xlink:actuate="onLoad"/><draw:image xlink:href="./ObjectReplacements/Object 25" xlink:type="simple" xlink:show="embed" xlink:actuate="onLoad"/></draw:frame></text:p>
            </text:list-item>
            <text:list-item>
              <text:p text:style-name="P90"><draw:frame draw:style-name="fr1" draw:name="Object26" text:anchor-type="as-char" svg:y="-0.3618in" svg:width="0.9783in" svg:height="0.64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ext:list-item>
            <text:list-item>
              <text:p text:style-name="P90"><draw:frame draw:style-name="fr1" draw:name="Object27" text:anchor-type="as-char" svg:y="-0.4709in" svg:width="1.4984in" svg:height="0.8583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ext:list-item>
          </text:list>
        </text:list-item>
        <text:list-item>
          <text:p text:style-name="P91">If A and B are square matrices of the same size then,<text:line-break/>det(AB) = det(A) <text:span text:style-name="T53">× </text:span>det(B) <text:span text:style-name="T131">= </text:span>det(<text:span text:style-name="T131">B</text:span>) <text:span text:style-name="T53">× </text:span>det(<text:span text:style-name="T131">A</text:span>) <text:span text:style-name="T131">= </text:span>det(B<text:span text:style-name="T131">A</text:span>).</text:p>
        </text:list-item>
        <text:list-item>
          <text:p text:style-name="P57"><text:span text:style-name="T126">Let A be an n </text:span><text:span text:style-name="T83">× </text:span><text:span text:style-name="T84">n matrix, </text:span><text:span text:style-name="T38">and c be a scalar. det(cA) = c</text:span><text:span text:style-name="T31">n</text:span><text:span text:style-name="T85"> </text:span><text:span text:style-name="T83">× </text:span><text:span text:style-name="T86">d</text:span><text:span text:style-name="T38">et(A).</text:span></text:p>
        </text:list-item>
        <text:list-item>
          <text:p text:style-name="P58"><text:span text:style-name="T38">A </text:span><text:span text:style-name="T83">× </text:span><text:span text:style-name="T38">adj(A) = </text:span><text:span text:style-name="T87">det(A) </text:span><text:span text:style-name="T83">×</text:span><text:span text:style-name="T87"> I.</text:span></text:p>
        </text:list-item>
      </text:list>
      <text:h text:style-name="P45" text:outline-level="1"><text:bookmark-start text:name="__RefHeading___Toc1324_2144818808"/><text:span text:style-name="T80">D</text:span><text:span text:style-name="T81">eterminants </text:span><text:span text:style-name="T82">&amp; Elementary Row Operations</text:span><text:bookmark-end text:name="__RefHeading___Toc1324_2144818808"/></text:h>
      <text:p text:style-name="P22"><text:span text:style-name="T126">Let A be an n </text:span><text:span text:style-name="T53">× </text:span><text:span text:style-name="T73">n matrix.</text:span></text:p>
      <text:p text:style-name="P23"><text:span text:style-name="T74">Let </text:span><text:span text:style-name="T73">E be an n </text:span><text:span text:style-name="T53">× </text:span><text:span text:style-name="T73">n elementary matrix.</text:span></text:p>
      <text:p text:style-name="P24"><text:span text:style-name="T73">L</text:span><text:span text:style-name="T48">et B = E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Elementary Matrix <text:span text:style-name="T127">(E)</text:span></text:p>
          </table:table-cell>
          <table:table-cell table:style-name="Table1.A1" office:value-type="string">
            <text:p text:style-name="P28">Elementary Row Operation</text:p>
          </table:table-cell>
          <table:table-cell table:style-name="Table1.C1" office:value-type="string">
            <text:p text:style-name="P29">Effect on Determinant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0" text:anchor-type="as-char" svg:y="-0.3618in" svg:width="1.1547in" svg:height="0.6402in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30">Scale a row by k.</text:p>
          </table:table-cell>
          <table:table-cell table:style-name="Table1.C2" office:value-type="string">
            <text:p text:style-name="P35"><text:span text:style-name="T128">det(B) = </text:span><text:span text:style-name="T130">k </text:span><text:span text:style-name="T53">× </text:span><text:span text:style-name="T76">det(A)</text:span></text:p>
            <text:p text:style-name="P34"><text:span text:style-name="T77">det(B) = </text:span><text:span text:style-name="T75">det(E) </text:span><text:span text:style-name="T53">× </text:span><text:span text:style-name="T75">det(A)</text:span></text:p>
            <text:p text:style-name="P34"><text:span text:style-name="T77">det(B) = </text:span><text:span text:style-name="T76">det(</text:span><text:span text:style-name="T78">E</text:span><text:span text:style-name="T76">A)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1" text:anchor-type="as-char" svg:y="-0.3618in" svg:width="1.1543in" svg:height="0.640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2" office:value-type="string">
            <text:p text:style-name="P31">Swap 2 rows.</text:p>
          </table:table-cell>
          <table:table-cell table:style-name="Table1.C2" office:value-type="string">
            <text:p text:style-name="P31">det(B) = -det(A)</text:p>
            <text:p text:style-name="P36"><text:span text:style-name="T77">det(B) = </text:span><text:span text:style-name="T75">det(E) </text:span><text:span text:style-name="T53">× </text:span><text:span text:style-name="T75">det(A)</text:span></text:p>
            <text:p text:style-name="P32"><text:span text:style-name="T77">det(B) = </text:span><text:span text:style-name="T76">det(</text:span><text:span text:style-name="T78">E</text:span><text:span text:style-name="T76">A)</text:span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Object28" text:anchor-type="as-char" svg:y="-0.3618in" svg:width="1.1547in" svg:height="0.6402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2" office:value-type="string">
            <text:p text:style-name="P37"><text:span text:style-name="T129">Add </text:span><text:span text:style-name="T23">the multiple of one row to another.</text:span></text:p>
          </table:table-cell>
          <table:table-cell table:style-name="Table1.C2" office:value-type="string">
            <text:p text:style-name="P33">det(B) = det(A)</text:p>
            <text:p text:style-name="P36"><text:span text:style-name="T77">det(B) = </text:span><text:span text:style-name="T75">det(E) </text:span><text:span text:style-name="T53">× </text:span><text:span text:style-name="T75">det(A)</text:span></text:p>
            <text:p text:style-name="P32"><text:span text:style-name="T77">det(B) = </text:span><text:span text:style-name="T76">det(</text:span><text:span text:style-name="T78">E</text:span><text:span text:style-name="T76">A)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15%" fo:font-weight="bold" officeooo:rsid="064dec3a" style:font-name-asian="Noto Sans CJK SC" style:font-family-asian="'Noto Sans CJK SC'" style:font-family-generic-asian="system" style:font-pitch-asian="variable" style:font-size-asian="115%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hilanka"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8H35M45S</meta:editing-duration>
    <meta:editing-cycles>290</meta:editing-cycles>
    <dc:title>Terry's Template</dc:title>
    <dc:date>2021-02-11T00:29:22.543858637</dc:date>
    <meta:document-statistic meta:table-count="1" meta:image-count="0" meta:object-count="30" meta:page-count="6" meta:paragraph-count="128" meta:word-count="986" meta:character-count="4425" meta:non-whitespace-character-count="3600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2</mn>
            </mtd>
            <mtd>
              <mn>3</mn>
            </mtd>
          </mtr>
        </mtable>
      </mrow>
      <mo fence="true" stretchy="true">)</mo>
    </mrow>
    <annotation encoding="StarMath 5.0">left( matrix{ -1 # 0 ## 2 # 3 } right)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left( matrix{ 1 # 2 ## 1 # 3 } right) left( matrix{ 1 # 2 ## 1 # 3 } right) left( matrix{ 1 # 2 ## 1 # 3 } right) = left( matrix{ 11 # 30 ## 15 # 41 } right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</mtr>
        </mtable>
      </mrow>
      <mo fence="true" stretchy="true">)</mo>
    </mrow>
    <annotation encoding="StarMath 5.0">left( matrix{ 0 # 1 ## 1 # 0 } right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0</mn>
            </mtd>
            <mtd>
              <mn>2</mn>
            </mtd>
          </mtr>
        </mtable>
      </mrow>
      <mo fence="true" stretchy="true">)</mo>
    </mrow>
    <annotation encoding="StarMath 5.0">left( matrix{ 2 # 0 ## 0 # 2 } right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4</mn>
            </mtd>
          </mtr>
        </mtable>
      </mrow>
      <mo fence="true" stretchy="true">)</mo>
    </mrow>
    <annotation encoding="StarMath 5.0">left( matrix{ 1 # 0 ## 0 # 4 } right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1</mn>
            </mtd>
            <mtd>
              <mn>0</mn>
            </mtd>
          </mtr>
        </mtable>
      </mrow>
      <mo fence="true" stretchy="true">)</mo>
    </mrow>
    <annotation encoding="StarMath 5.0">left( matrix{ 1 # 0 ## 1 # 0 } right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( matrix{ 2 # 0 ## 0 # 1 } right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1</mn>
            </mtd>
            <mtd>
              <mn>3</mn>
            </mtd>
          </mtr>
        </mtable>
      </mrow>
      <mo fence="true" stretchy="true">)</mo>
    </mrow>
    <annotation encoding="StarMath 5.0">left( matrix{ 2 # 0 ## 1 # 3 } right)</annotation>
  </semantics>
</math>
</file>

<file path=Object 17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18/content.xml><?xml version="1.0" encoding="utf-8"?>
<math xmlns="http://www.w3.org/1998/Math/MathML" display="block">
  <semantics>
    <mi mathvariant="italic">cA</mi>
    <annotation encoding="StarMath 5.0">cA</annotation>
  </semantics>
</math>
</file>

<file path=Object 19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</mtr>
          <mtr>
            <mtd>
              <mn>3</mn>
            </mtd>
            <mtd>
              <mn>0</mn>
            </mtd>
          </mtr>
        </mtable>
      </mrow>
      <mo fence="true" stretchy="true">)</mo>
    </mrow>
    <annotation encoding="StarMath 5.0">left( matrix{ 1 # 2 ## 3 # 0 } right)</annotation>
  </semantics>
</math>
</file>

<file path=Object 20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21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2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23/content.xml><?xml version="1.0" encoding="utf-8"?>
<math xmlns="http://www.w3.org/1998/Math/MathML" display="block">
  <semantics>
    <mi mathvariant="italic">AB</mi>
    <annotation encoding="StarMath 5.0">AB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25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 } right )</annotation>
  </semantics>
</math>
</file>

<file path=Object 2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5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5 ## 1 # 2 # 4 } right )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1 # 0 # 0 # 1 ## -1 # -3 # -3 # 9 ## 2 # 4 # 4 # 0 ## 0 # -2 # -2 # -1 } right )</annotation>
  </semantics>
</math>
</file>

<file path=Object 28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k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k ## 0 # 1 # 0 ## 0 # 0 # 1 } right ) A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row>
                <mo stretchy="false">−</mo>
                <mn>2</mn>
              </mrow>
            </mtd>
          </mtr>
          <mtr>
            <mtd>
              <mn>11</mn>
            </mtd>
            <mtd>
              <mn>4</mn>
            </mtd>
          </mtr>
        </mtable>
      </mrow>
      <mo fence="true" stretchy="true">)</mo>
    </mrow>
    <annotation encoding="StarMath 5.0">left( matrix{ -1 # -2 ## 11 # 4 } right)</annotation>
  </semantics>
</math>
</file>

<file path=Object 30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k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0 ## 0 # k # 0 ## 0 # 0 # 1 } right ) A</annotation>
  </semantics>
</math>
</file>

<file path=Object 31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</mrow>
      <mi>A</mi>
    </mrow>
    <annotation encoding="StarMath 5.0">B = left (  matrix { 1 # 0 # 0 ## 0 # 0 # 1 ## 0 # 1 # 0 } right ) A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  <mtd>
              <mn>6</mn>
            </mtd>
          </mtr>
          <mtr>
            <mtd>
              <mrow>
                <mo stretchy="false">−</mo>
                <mn>3</mn>
              </mrow>
            </mtd>
            <mtd>
              <mn>0</mn>
            </mtd>
          </mtr>
        </mtable>
      </mrow>
      <mo fence="true" stretchy="true">)</mo>
    </mrow>
    <annotation encoding="StarMath 5.0">left( matrix{ 3 # 6 ## -3 # 0 } right)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1</mn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( matrix{ 0 # 1 ## 0 # 1 } right)</annotation>
  </semantics>
</math>
</file>

<file path=Object 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</mtr>
        </mtable>
      </mrow>
      <mo fence="true" stretchy="true">)</mo>
    </mrow>
    <annotation encoding="StarMath 5.0">left( matrix{ 1 # 1 ## 0 # 0 } right)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left( matrix{ 0 # 1 ## 0 # 1 } right) left( matrix{ 1 # 1 ## 0 # 0 } right) = left( matrix{ 0 # 0 ## 0 # 0 } right) = 0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3</mn>
            </mtd>
          </mtr>
        </mtable>
      </mrow>
      <mo fence="true" stretchy="true">)</mo>
    </mrow>
    <annotation encoding="StarMath 5.0">left( matrix{ 1 # 2 ## 1 # 3 } right)</annotation>
  </semantics>
</math>
</file>

<file path=Object 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2</mn>
            </mtd>
          </mtr>
        </mtable>
      </mrow>
      <mo fence="true" stretchy="true">)</mo>
    </mrow>
    <annotation encoding="StarMath 5.0">left( matrix{ 1 # 0 ## 0 # 2 } right)</annotation>
  </semantics>
</math>
</file>